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quipment Level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EILING([.A2]/3)"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EILING([.A3]/3)" office:value-type="float" office:value="1" calcext:value-type="float">
            <text:p>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EILING([.A4]/3)" office:value-type="float" office:value="1" calcext:value-type="float">
            <text:p>1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EILING([.A5]/3)" office:value-type="float" office:value="2" calcext:value-type="float">
            <text:p>2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EILING([.A6]/3)" office:value-type="float" office:value="2" calcext:value-type="float">
            <text:p>2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EILING([.A7]/3)" office:value-type="float" office:value="2" calcext:value-type="float">
            <text:p>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EILING([.A8]/3)" office:value-type="float" office:value="3" calcext:value-type="float">
            <text:p>3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EILING([.A9]/3)" office:value-type="float" office:value="3" calcext:value-type="float">
            <text:p>3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EILING([.A10]/3)" office:value-type="float" office:value="3" calcext:value-type="float">
            <text:p>3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CEILING([.A11]/3)" office:value-type="float" office:value="4" calcext:value-type="float">
            <text:p>4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CEILING([.A12]/3)" office:value-type="float" office:value="4" calcext:value-type="float">
            <text:p>4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CEILING([.A13]/3)" office:value-type="float" office:value="4" calcext:value-type="float">
            <text:p>4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CEILING([.A14]/3)" office:value-type="float" office:value="5" calcext:value-type="float">
            <text:p>5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CEILING([.A15]/3)" office:value-type="float" office:value="5" calcext:value-type="float">
            <text:p>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CEILING([.A16]/3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22:36:49.936231320</meta:creation-date>
    <dc:date>2021-08-30T22:44:22.684543523</dc:date>
    <meta:editing-duration>PT7M33S</meta:editing-duration>
    <meta:editing-cycles>1</meta:editing-cycles>
    <meta:document-statistic meta:table-count="1" meta:cell-count="47" meta:object-count="0"/>
    <meta:generator>LibreOffice/6.4.7.2$Linux_X86_64 LibreOffice_project/40$Build-2</meta:generator>
  </office:meta>
</office:document-meta>
</file>